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b10" officeooo:paragraph-rsid="000d9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ção dos Projetos</text:p>
      <text:p text:style-name="P1"/>
      <text:p text:style-name="P1">Gerador de Carteira:</text:p>
      <text:p text:style-name="P1">1. Faz Web Scraping dos dados do mercado.</text:p>
      <text:p text:style-name="P1">2. Filtra os dados utilizando a lib Pandas.</text:p>
      <text:p text:style-name="P1">3. Cria a tela de forma de forma automática, preenchendo os conteúdos através de documentos.</text:p>
      <text:p text:style-name="P1">4. Gera um relatório unindo informações de diversas fontes de dado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20:59:40.967187706</meta:creation-date>
    <dc:date>2023-10-05T21:11:04.018526688</dc:date>
    <meta:editing-duration>PT1M13S</meta:editing-duration>
    <meta:editing-cycles>1</meta:editing-cycles>
    <meta:document-statistic meta:table-count="0" meta:image-count="0" meta:object-count="0" meta:page-count="1" meta:paragraph-count="6" meta:word-count="48" meta:character-count="284" meta:non-whitespace-character-count="242"/>
    <meta:generator>LibreOffice/7.3.7.2$Linux_X86_64 LibreOffice_project/30$Build-2</meta:generator>
  </office:meta>
</office:document-meta>
</file>